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75ac"/>
    </style:style>
    <style:style style:name="T1" style:family="text">
      <style:text-properties officeooo:rsid="00097fc3"/>
    </style:style>
    <style:style style:name="T2" style:family="text">
      <style:text-properties officeooo:rsid="000a75ac"/>
    </style:style>
    <style:style style:name="T3" style:family="text">
      <style:text-properties officeooo:rsid="000d24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FROM node:10-slim as prod</text:p>
      <text:p text:style-name="Standard">ENV NODE_ENV=production</text:p>
      <text:p text:style-name="Standard">EXPOSE 3000</text:p>
      <text:p text:style-name="Standard"># RUN apt-get update</text:p>
      <text:p text:style-name="Standard">WORKDIR /node</text:p>
      <text:p text:style-name="Standard">COPY package.json package-lock*.json ./</text:p>
      <text:p text:style-name="Standard">RUN mkdir app &amp;&amp; chown -R node:node .</text:p>
      <text:p text:style-name="Standard">USER node</text:p>
      <text:p text:style-name="Standard">RUN npm install --only=production &amp;&amp; npm cache clean --force</text:p>
      <text:p text:style-name="Standard">WORKDIR /node/app</text:p>
      <text:p text:style-name="Standard">COPY . .</text:p>
      <text:p text:style-name="Standard"># could do that to run a test before run the app</text:p>
      <text:p text:style-name="Standard"># RUN npm test</text:p>
      <text:p text:style-name="Standard">CMD ["node", "./bin/www"]</text:p>
      <text:p text:style-name="Standard"/>
      <text:p text:style-name="Standard"/>
      <text:p text:style-name="Standard">FROM prod as dev </text:p>
      <text:p text:style-name="Standard">ENV NODE_ENV=development</text:p>
      <text:p text:style-name="Standard">RUN npm install --only=development</text:p>
      <text:p text:style-name="Standard">CMD ["node_modules/nodemon/bin/nodemon.js", "./bin/www --inspect=0.0.0.0:9229"]</text:p>
      <text:p text:style-name="Standard"/>
      <text:p text:style-name="Standard"/>
      <text:p text:style-name="Standard">FROM dev as test</text:p>
      <text:p text:style-name="Standard">ENV NODE_ENV=development</text:p>
      <text:p text:style-name="Standard"># not good for dev testing but great for ci as it will create a new image link to the ci</text:p>
      <text:p text:style-name="Standard"># <text:span text:style-name="T3">instead of the last line, that could work as well </text:span>RUN npm test</text:p>
      <text:p text:style-name="Standard">CMD ["npm","test"]</text:p>
      <text:p text:style-name="Standard"/>
      <text:p text:style-name="Standard">// <text:span text:style-name="T1">ATTENTION the –target est necessaire a cibler l’environnement </text:span></text:p>
      <text:p text:style-name="Standard"/>
      <text:p text:style-name="Standard">// <text:span text:style-name="T1">command for production</text:span></text:p>
      <text:p text:style-name="Standard">// <text:span text:style-name="T1">I didn t integrated tini at the image, I should. But instead I use --init</text:span></text:p>
      <text:p text:style-name="Standard">docker build -t multistage --target prod . &amp;&amp; docker run -p 3000:3000 --init multistage</text:p>
      <text:p text:style-name="Standard"/>
      <text:p text:style-name="Standard">// <text:span text:style-name="T1">command for developpement</text:span></text:p>
      <text:p text:style-name="Standard">docker build -t multistage:<text:span text:style-name="T1">dev</text:span> --target <text:span text:style-name="T1">dev</text:span> . &amp;&amp; docker run -p 3000:3000 --init multistage:<text:span text:style-name="T1">dev</text:span></text:p>
      <text:p text:style-name="Standard"/>
      <text:p text:style-name="Standard">// <text:span text:style-name="T2">command for test</text:span></text:p>
      <text:p text:style-name="Standard">// <text:span text:style-name="T2">we don t need to run the port as it s just a test</text:span></text:p>
      <text:p text:style-name="P1">docker build -t multistage:<text:span text:style-name="T2">test</text:span> --target <text:span text:style-name="T2">test</text:span> . &amp;&amp; docker run <text:s/>--init multistage:<text:span text:style-name="T2">te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4T15:25:44.362342639</meta:creation-date>
    <meta:generator>LibreOffice/6.0.7.3$Linux_X86_64 LibreOffice_project/00m0$Build-3</meta:generator>
    <dc:date>2020-08-04T15:41:31.796814203</dc:date>
    <meta:editing-duration>PT15M52S</meta:editing-duration>
    <meta:editing-cycles>4</meta:editing-cycles>
    <meta:document-statistic meta:table-count="0" meta:image-count="0" meta:object-count="0" meta:page-count="1" meta:paragraph-count="32" meta:word-count="221" meta:character-count="1244" meta:non-whitespace-character-count="1063"/>
  </office:meta>
</office:document-meta>
</file>